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, sans-serif"/>
  </office:font-face-decls>
  <office:automatic-styles>
    <style:style style:name="T1" style:family="text">
      <style:text-properties officeooo:rsid="000caf1c"/>
    </style:style>
    <style:style style:name="T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13_100592172"/>$test("jean")<text:bookmark-end text:name="__DdeLink__13_10059217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40:37.888803641</meta:creation-date>
    <dc:date>2022-11-17T11:50:56.053745942</dc:date>
    <meta:editing-duration>PT10M18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4.2.3$Linux_X86_64 LibreOffice_project/382eef1f22670f7f4118c8c2dd222ec7ad009daf</meta:generator>
  </office:meta>
</office:document-meta>
</file>